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WMF.ImageLoaderWMF( ImageFlavor targetFlav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LoaderWMF.loadImage( ImageInfo info , Map hints , ImageSessionContext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mageLoaderWMF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